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2089FFB621.png" manifest:media-type="image/png"/>
  <manifest:file-entry manifest:full-path="Pictures/10000201000004B0000003202FB98626.png" manifest:media-type="image/png"/>
  <manifest:file-entry manifest:full-path="Pictures/10000201000004B000000320C9A46C2C.png" manifest:media-type="image/png"/>
  <manifest:file-entry manifest:full-path="Pictures/10000201000004B00000032049285485.png" manifest:media-type="image/png"/>
  <manifest:file-entry manifest:full-path="Pictures/10000201000004B0000003201D4C5C42.png" manifest:media-type="image/png"/>
  <manifest:file-entry manifest:full-path="Pictures/10000201000004B00000032069E02D0B.png" manifest:media-type="image/png"/>
  <manifest:file-entry manifest:full-path="Pictures/10000201000004B000000320607E9323.png" manifest:media-type="image/png"/>
  <manifest:file-entry manifest:full-path="Pictures/10000201000004B0000003207B22E238.png" manifest:media-type="image/png"/>
  <manifest:file-entry manifest:full-path="Pictures/10000201000004B000000320FBE3B5FC.png" manifest:media-type="image/png"/>
  <manifest:file-entry manifest:full-path="Pictures/10000201000004B000000320E42217B2.png" manifest:media-type="image/png"/>
  <manifest:file-entry manifest:full-path="Pictures/10000201000004B00000032019262640.png" manifest:media-type="image/png"/>
  <manifest:file-entry manifest:full-path="Pictures/10000201000004B000000320253AD77E.png" manifest:media-type="image/png"/>
  <manifest:file-entry manifest:full-path="Pictures/10000201000004B000000320DC24BD27.png" manifest:media-type="image/png"/>
  <manifest:file-entry manifest:full-path="Pictures/10000201000004B0000003200AAB9C7B.png" manifest:media-type="image/png"/>
  <manifest:file-entry manifest:full-path="Pictures/10000201000004B000000320AAA444F5.png" manifest:media-type="image/png"/>
  <manifest:file-entry manifest:full-path="Pictures/10000201000004B0000003207FB7977B.png" manifest:media-type="image/png"/>
  <manifest:file-entry manifest:full-path="Pictures/10000201000004B000000320E5601C6B.png" manifest:media-type="image/png"/>
  <manifest:file-entry manifest:full-path="Pictures/10000201000004B00000032091C662B2.png" manifest:media-type="image/png"/>
  <manifest:file-entry manifest:full-path="Pictures/10000201000004B000000320EEB5AFB0.png" manifest:media-type="image/png"/>
  <manifest:file-entry manifest:full-path="Pictures/10000201000004B000000320402E5AF5.png" manifest:media-type="image/png"/>
  <manifest:file-entry manifest:full-path="Pictures/10000201000004B0000003208D1DB2F0.png" manifest:media-type="image/png"/>
  <manifest:file-entry manifest:full-path="Pictures/10000201000004B0000003208AFE0FAE.png" manifest:media-type="image/png"/>
  <manifest:file-entry manifest:full-path="Pictures/10000201000004B00000032064ED3C48.png" manifest:media-type="image/png"/>
  <manifest:file-entry manifest:full-path="Pictures/10000201000004B000000320F7492417.png" manifest:media-type="image/png"/>
  <manifest:file-entry manifest:full-path="Pictures/10000201000004B0000003203F4BD081.png" manifest:media-type="image/png"/>
  <manifest:file-entry manifest:full-path="Pictures/10000201000004B0000003207DEEEFE2.png" manifest:media-type="image/png"/>
  <manifest:file-entry manifest:full-path="Pictures/10000201000004B000000320B71247C8.png" manifest:media-type="image/png"/>
  <manifest:file-entry manifest:full-path="Pictures/10000201000004B000000320C759A19F.png" manifest:media-type="image/png"/>
  <manifest:file-entry manifest:full-path="Pictures/10000201000004B000000320757F4132.png" manifest:media-type="image/png"/>
  <manifest:file-entry manifest:full-path="Pictures/10000201000004B0000003205B543F1A.png" manifest:media-type="image/png"/>
  <manifest:file-entry manifest:full-path="Pictures/10000201000004B000000320401D4C64.png" manifest:media-type="image/png"/>
  <manifest:file-entry manifest:full-path="Pictures/10000201000004B0000003208A67BE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05cm" svg:height="6.7cm" svg:x="1cm" svg:y="1cm">
          <draw:image xlink:href="Pictures/10000201000004B0000003208A67BE93.png" xlink:type="simple" xlink:show="embed" xlink:actuate="onLoad">
            <text:p/>
          </draw:image>
        </draw:frame>
        <draw:frame draw:style-name="gr1" draw:text-style-name="P1" draw:layer="layout" svg:width="9.939cm" svg:height="6.626cm" svg:x="1.061cm" svg:y="7.341cm">
          <draw:image xlink:href="Pictures/10000201000004B000000320B71247C8.png" xlink:type="simple" xlink:show="embed" xlink:actuate="onLoad">
            <text:p/>
          </draw:image>
        </draw:frame>
        <draw:frame draw:style-name="gr1" draw:text-style-name="P1" draw:layer="layout" svg:width="9.95cm" svg:height="6.633cm" svg:x="1cm" svg:y="13.6cm">
          <draw:image xlink:href="Pictures/10000201000004B0000003203F4BD081.png" xlink:type="simple" xlink:show="embed" xlink:actuate="onLoad">
            <text:p/>
          </draw:image>
        </draw:frame>
        <draw:frame draw:style-name="gr1" draw:text-style-name="P1" draw:layer="layout" svg:width="10cm" svg:height="6.666cm" svg:x="1cm" svg:y="20.274cm">
          <draw:image xlink:href="Pictures/10000201000004B000000320F7492417.png" xlink:type="simple" xlink:show="embed" xlink:actuate="onLoad">
            <text:p/>
          </draw:image>
        </draw:frame>
        <draw:frame draw:style-name="gr1" draw:text-style-name="P1" draw:layer="layout" svg:width="10.14cm" svg:height="6.76cm" svg:x="10.45cm" svg:y="1.04cm">
          <draw:image xlink:href="Pictures/10000201000004B000000320EEB5AFB0.png" xlink:type="simple" xlink:show="embed" xlink:actuate="onLoad">
            <text:p/>
          </draw:image>
        </draw:frame>
        <draw:frame draw:style-name="gr1" draw:text-style-name="P1" draw:layer="layout" svg:width="9.919cm" svg:height="6.612cm" svg:x="10.6cm" svg:y="7.388cm">
          <draw:image xlink:href="Pictures/10000201000004B00000032091C662B2.png" xlink:type="simple" xlink:show="embed" xlink:actuate="onLoad">
            <text:p/>
          </draw:image>
        </draw:frame>
        <draw:frame draw:style-name="gr1" draw:text-style-name="P1" draw:layer="layout" svg:width="10.101cm" svg:height="6.733cm" svg:x="10.5cm" svg:y="13.6cm">
          <draw:image xlink:href="Pictures/10000201000004B0000003207FB7977B.png" xlink:type="simple" xlink:show="embed" xlink:actuate="onLoad">
            <text:p/>
          </draw:image>
        </draw:frame>
        <draw:frame draw:style-name="gr1" draw:text-style-name="P1" draw:layer="layout" svg:width="10.139cm" svg:height="6.759cm" svg:x="10.4cm" svg:y="20.2cm">
          <draw:image xlink:href="Pictures/10000201000004B000000320AAA444F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0.05cm" svg:height="6.7cm" svg:x="1.001cm" svg:y="1cm">
          <draw:image xlink:href="Pictures/10000201000004B000000320402E5AF5.png" xlink:type="simple" xlink:show="embed" xlink:actuate="onLoad">
            <text:p/>
          </draw:image>
        </draw:frame>
        <draw:frame draw:style-name="gr1" draw:text-style-name="P1" draw:layer="layout" svg:width="10.05cm" svg:height="6.7cm" svg:x="1.001cm" svg:y="7.4cm">
          <draw:image xlink:href="Pictures/10000201000004B000000320C759A19F.png" xlink:type="simple" xlink:show="embed" xlink:actuate="onLoad">
            <text:p/>
          </draw:image>
        </draw:frame>
        <draw:frame draw:style-name="gr1" draw:text-style-name="P1" draw:layer="layout" svg:width="10cm" svg:height="6.666cm" svg:x="1cm" svg:y="13.941cm">
          <draw:image xlink:href="Pictures/10000201000004B0000003200AAB9C7B.png" xlink:type="simple" xlink:show="embed" xlink:actuate="onLoad">
            <text:p/>
          </draw:image>
        </draw:frame>
        <draw:frame draw:style-name="gr1" draw:text-style-name="P1" draw:layer="layout" svg:width="9.96cm" svg:height="6.64cm" svg:x="1cm" svg:y="20.3cm">
          <draw:image xlink:href="Pictures/10000201000004B00000032019262640.png" xlink:type="simple" xlink:show="embed" xlink:actuate="onLoad">
            <text:p/>
          </draw:image>
        </draw:frame>
        <draw:frame draw:style-name="gr1" draw:text-style-name="P1" draw:layer="layout" svg:width="10.189cm" svg:height="6.792cm" svg:x="10.4cm" svg:y="1.041cm">
          <draw:image xlink:href="Pictures/10000201000004B00000032064ED3C48.png" xlink:type="simple" xlink:show="embed" xlink:actuate="onLoad">
            <text:p/>
          </draw:image>
        </draw:frame>
        <draw:frame draw:style-name="gr1" draw:text-style-name="P1" draw:layer="layout" svg:width="10.227cm" svg:height="6.818cm" svg:x="10.4cm" svg:y="7.362cm">
          <draw:image xlink:href="Pictures/10000201000004B000000320607E9323.png" xlink:type="simple" xlink:show="embed" xlink:actuate="onLoad">
            <text:p/>
          </draw:image>
        </draw:frame>
        <draw:frame draw:style-name="gr1" draw:text-style-name="P1" draw:layer="layout" svg:width="10.139cm" svg:height="6.759cm" svg:x="10.55cm" svg:y="13.941cm">
          <draw:image xlink:href="Pictures/10000201000004B0000003207DEEEFE2.png" xlink:type="simple" xlink:show="embed" xlink:actuate="onLoad">
            <text:p/>
          </draw:image>
        </draw:frame>
        <draw:frame draw:style-name="gr1" draw:text-style-name="P1" draw:layer="layout" svg:width="9.99cm" svg:height="6.66cm" svg:x="10.6cm" svg:y="20.299cm">
          <draw:image xlink:href="Pictures/10000201000004B000000320253AD77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9.899cm" svg:height="6.599cm" svg:x="1.001cm" svg:y="1cm">
          <draw:image xlink:href="Pictures/10000201000004B0000003208AFE0FAE.png" xlink:type="simple" xlink:show="embed" xlink:actuate="onLoad">
            <text:p/>
          </draw:image>
        </draw:frame>
        <draw:frame draw:style-name="gr1" draw:text-style-name="P1" draw:layer="layout" svg:width="9.9cm" svg:height="6.6cm" svg:x="1.001cm" svg:y="7.6cm">
          <draw:image xlink:href="Pictures/10000201000004B000000320E5601C6B.png" xlink:type="simple" xlink:show="embed" xlink:actuate="onLoad">
            <text:p/>
          </draw:image>
        </draw:frame>
        <draw:frame draw:style-name="gr1" draw:text-style-name="P1" draw:layer="layout" svg:width="10cm" svg:height="6.666cm" svg:x="1cm" svg:y="13.993cm">
          <draw:image xlink:href="Pictures/10000201000004B00000032069E02D0B.png" xlink:type="simple" xlink:show="embed" xlink:actuate="onLoad">
            <text:p/>
          </draw:image>
        </draw:frame>
        <draw:frame draw:style-name="gr1" draw:text-style-name="P1" draw:layer="layout" svg:width="9.9cm" svg:height="6.6cm" svg:x="1cm" svg:y="20.4cm">
          <draw:image xlink:href="Pictures/10000201000004B000000320401D4C64.png" xlink:type="simple" xlink:show="embed" xlink:actuate="onLoad">
            <text:p/>
          </draw:image>
        </draw:frame>
        <draw:frame draw:style-name="gr1" draw:text-style-name="P1" draw:layer="layout" svg:width="9.89cm" svg:height="6.593cm" svg:x="10.7cm" svg:y="1.041cm">
          <draw:image xlink:href="Pictures/10000201000004B0000003205B543F1A.png" xlink:type="simple" xlink:show="embed" xlink:actuate="onLoad">
            <text:p/>
          </draw:image>
        </draw:frame>
        <draw:frame draw:style-name="gr1" draw:text-style-name="P1" draw:layer="layout" svg:width="10.05cm" svg:height="6.7cm" svg:x="10.6cm" svg:y="7.6cm">
          <draw:image xlink:href="Pictures/10000201000004B0000003201D4C5C42.png" xlink:type="simple" xlink:show="embed" xlink:actuate="onLoad">
            <text:p/>
          </draw:image>
        </draw:frame>
        <draw:frame draw:style-name="gr1" draw:text-style-name="P1" draw:layer="layout" svg:width="10.189cm" svg:height="6.792cm" svg:x="10.5cm" svg:y="13.941cm">
          <draw:image xlink:href="Pictures/10000201000004B00000032049285485.png" xlink:type="simple" xlink:show="embed" xlink:actuate="onLoad">
            <text:p/>
          </draw:image>
        </draw:frame>
        <draw:frame draw:style-name="gr1" draw:text-style-name="P1" draw:layer="layout" svg:width="10.09cm" svg:height="6.726cm" svg:x="10.6cm" svg:y="20.333cm">
          <draw:image xlink:href="Pictures/10000201000004B000000320E42217B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9.9cm" svg:height="6.6cm" svg:x="1cm" svg:y="1cm">
          <draw:image xlink:href="Pictures/10000201000004B000000320C9A46C2C.png" xlink:type="simple" xlink:show="embed" xlink:actuate="onLoad">
            <text:p/>
          </draw:image>
        </draw:frame>
        <draw:frame draw:style-name="gr1" draw:text-style-name="P1" draw:layer="layout" svg:width="9.9cm" svg:height="6.6cm" svg:x="1.001cm" svg:y="7.4cm">
          <draw:image xlink:href="Pictures/10000201000004B0000003202FB98626.png" xlink:type="simple" xlink:show="embed" xlink:actuate="onLoad">
            <text:p/>
          </draw:image>
        </draw:frame>
        <draw:frame draw:style-name="gr1" draw:text-style-name="P1" draw:layer="layout" svg:width="9.999cm" svg:height="6.666cm" svg:x="1.001cm" svg:y="13.941cm">
          <draw:image xlink:href="Pictures/10000201000004B000000320DC24BD27.png" xlink:type="simple" xlink:show="embed" xlink:actuate="onLoad">
            <text:p/>
          </draw:image>
        </draw:frame>
        <draw:frame draw:style-name="gr1" draw:text-style-name="P1" draw:layer="layout" svg:width="10.05cm" svg:height="6.7cm" svg:x="1.05cm" svg:y="20.24cm">
          <draw:image xlink:href="Pictures/10000201000004B000000320FBE3B5FC.png" xlink:type="simple" xlink:show="embed" xlink:actuate="onLoad">
            <text:p/>
          </draw:image>
        </draw:frame>
        <draw:frame draw:style-name="gr1" draw:text-style-name="P1" draw:layer="layout" svg:width="9.99cm" svg:height="6.66cm" svg:x="10.6cm" svg:y="1.041cm">
          <draw:image xlink:href="Pictures/10000201000004B000000320757F4132.png" xlink:type="simple" xlink:show="embed" xlink:actuate="onLoad">
            <text:p/>
          </draw:image>
        </draw:frame>
        <draw:frame draw:style-name="gr1" draw:text-style-name="P1" draw:layer="layout" svg:width="10.2cm" svg:height="6.8cm" svg:x="10.439cm" svg:y="7.4cm">
          <draw:image xlink:href="Pictures/10000201000004B00000032089FFB621.png" xlink:type="simple" xlink:show="embed" xlink:actuate="onLoad">
            <text:p/>
          </draw:image>
        </draw:frame>
        <draw:frame draw:style-name="gr1" draw:text-style-name="P1" draw:layer="layout" svg:width="10.145cm" svg:height="6.763cm" svg:x="10.408cm" svg:y="13.937cm">
          <draw:image xlink:href="Pictures/10000201000004B0000003207B22E238.png" xlink:type="simple" xlink:show="embed" xlink:actuate="onLoad">
            <text:p/>
          </draw:image>
        </draw:frame>
        <draw:frame draw:style-name="gr1" draw:text-style-name="P1" draw:layer="layout" svg:width="10.289cm" svg:height="6.859cm" svg:x="10.301cm" svg:y="20.2cm">
          <draw:image xlink:href="Pictures/10000201000004B0000003208D1DB2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6:16:11.875759484</meta:creation-date>
    <dc:date>2018-04-12T16:58:25.752175083</dc:date>
    <meta:editing-duration>PT11M8S</meta:editing-duration>
    <meta:editing-cycles>1</meta:editing-cycles>
    <meta:document-statistic meta:object-count="32"/>
    <meta:generator>LibreOffice/4.2.8.2$Linux_X86_64 LibreOffice_project/420m0$Build-2</meta:generator>
  </office:meta>
</office:document-meta>
</file>